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Header">
      <style:paragraph-properties fo:line-height="0.459cm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8" style:family="paragraph" style:parent-style-name="Standard">
      <style:paragraph-properties fo:line-height="0.388cm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19" style:family="paragraph" style:parent-style-name="Standard">
      <style:paragraph-properties fo:line-height="0.388cm" style:snap-to-layout-grid="false"/>
      <style:text-properties fo:color="#0000ff" style:font-name="Arial" fo:font-size="8pt" style:font-size-asian="8pt" style:font-name-complex="Arial" style:font-size-complex="8pt"/>
    </style:style>
    <style:style style:name="P20" style:family="paragraph" style:parent-style-name="Standard">
      <style:text-properties fo:color="#0000ff" style:font-name-complex="Arial"/>
    </style:style>
    <style:style style:name="P21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22" style:family="paragraph" style:parent-style-name="Standard">
      <style:paragraph-properties fo:line-height="0.459cm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style:font-name="Arial" fo:font-size="8pt" style:font-size-asian="8pt" style:font-name-complex="Arial"/>
    </style:style>
    <style:style style:name="T5" style:family="text">
      <style:text-properties fo:color="#0000ff" style:font-name="Arial" fo:font-size="11pt" style:font-size-asian="11pt" style:font-name-complex="Arial" style:font-size-complex="11pt"/>
    </style:style>
    <style:style style:name="T6" style:family="text">
      <style:text-properties fo:color="#0000ff" style:font-name="Arial" fo:font-size="11pt" style:font-size-asian="11pt" style:font-size-complex="11pt"/>
    </style:style>
    <style:style style:name="T7" style:family="text">
      <style:text-properties fo:color="#0000ff" fo:font-weight="bold" style:font-weight-asian="bold" style:font-name-complex="Arial" style:font-size-complex="11pt"/>
    </style:style>
    <style:style style:name="T8" style:family="text">
      <style:text-properties fo:color="#0000ff" fo:font-weight="bold" style:font-weight-asian="bold" style:font-size-complex="11pt"/>
    </style:style>
    <style:style style:name="T9" style:family="text">
      <style:text-properties fo:color="#0000ff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lib_struc"/>
        <text:user-field-decl office:value-type="string" office:string-value="" text:name="dossierep_nonrespectsanctionep93_contratinsertion_structurereferente_code_postal"/>
        <text:user-field-decl office:value-type="float" office:value="0" text:name="decisionnonrespectsanctionep93_0_datefinsursis"/>
        <text:user-field-decl office:value-type="float" office:value="0" text:name="decisionnonrespectsanctionep93_0_moisdebutsanction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float" office:value="0" text:name="passagecommissionep_impressiondecision"/>
        <text:user-field-decl office:value-type="float" office:value="0" text:name="decisionnonrespectsanctionep93_moisdebutsanction"/>
        <text:user-field-decl office:value-type="string" office:string-value="" text:name="decisionnonrespectsanctionep93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23"><text:span text:style-name="T7"><text:user-field-get text:name="personne_qual"/></text:span><text:span text:style-name="T8"> </text:span><text:span text:style-name="T7"><text:user-field-get text:name="personne_nom"/></text:span><text:span text:style-name="T7"> </text:span><text:span text:style-name="T7"><text:user-field-get text:name="personne_nomnai"/></text:span><text:span text:style-name="T7"> </text:span><text:span text:style-name="T7"><text:user-field-get text:name="personne_prenom"/></text:span></text:p>
            <text:p text:style-name="P21"><text:user-field-get text:name="personne_prenom2"/> <text:user-field-get text:name="personne_prenom3"/></text:p>
            <text:p text:style-name="P22"><text:span text:style-name="T9"><text:user-field-get text:name="adresse_numvoie"/></text:span><text:span text:style-name="T9">, <text:s/></text:span><text:span text:style-name="T9"><text:user-field-get text:name="adresse_typevoie"/></text:span><text:span text:style-name="T9"> </text:span><text:span text:style-name="T9"><text:user-field-get text:name="adresse_nomvoie"/></text:span><text:span text:style-name="T9"> </text:span><text:span text:style-name="T9"><text:user-field-get text:name="adresse_complideadr"/></text:span></text:p>
            <text:p text:style-name="P20"><text:user-field-get text:name="adresse_compladr"/> <text:user-field-get text:name="adresse_lieudist"/></text:p>
            <text:p text:style-name="P16"><text:span text:style-name="T3"><text:user-field-get text:name="adresse_codepos"/></text:span><text:span text:style-name="T3"> </text:span><text:span text:style-name="T3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667_191171967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679_1911719679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4">Matricule CAF : </text:span><text:span text:style-name="T4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687_191171967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18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696_191171967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19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><text:span text:style-name="T5"><text:user-field-get text:name="personne_qual"/></text:span>,</text:p>
      <text:p text:style-name="P9"/>
      <text:p text:style-name="P9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9"/>
      <text:p text:style-name="P9">En l’absence de démarches d’insertion de votre part malgré nos multiples sollicitations, elle a proposé de réduire votre allocation RSA de 100 €.</text:p>
      <text:p text:style-name="P9"/>
      <text:p text:style-name="P9">Monsieur le Président du Conseil général demande à la Caisse d’Allocations Familiales d’effectuer cette réduction pour le mois de <text:user-field-get style:data-style-name="N106" text:name="decisionnonrespectsanctionep93_moisdebutsanction">décembre 1899</text:user-field-get>.</text:p>
      <text:p text:style-name="P9"/>
      <text:p text:style-name="P9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9"/>
      <text:p text:style-name="P9">Je vous invite à prendre contact avec :</text:p>
      <text:p text:style-name="P9"/>
      <text:p text:style-name="P10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0"/>
      <text:p text:style-name="P9">afin de souscrire un Projet Personnalisé d’Accès à l’Emploi (PPAE). Sans PPAE de votre part avant le <text:user-field-get text:name="decisionnonrespectsanctionep93_datefinsursis"/><text:soft-page-break/>, votre dossier repassera en commission et vous vous exposerez à une suspension totale de votre RSA.</text:p>
      <text:p text:style-name="P9"/>
      <text:p text:style-name="P15">Je reste à votre entière disposition pour tout renseignement complémentaire.</text:p>
      <text:p text:style-name="P9"/>
      <text:p text:style-name="P11">Je vous prie d’agréer, <text:span text:style-name="T6"><text:user-field-get text:name="personne_qual"/></text:span>, l’expression de mes salutations distinguées.</text:p>
      <text:p text:style-name="Texte_20_de_20_saisie"/>
      <text:p text:style-name="Texte_20_de_20_saisie"/>
      <text:p text:style-name="Prénom_20_NOM">Hélène Pont</text:p>
      <text:p text:style-name="P14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39:00</meta:creation-date>
    <dc:creator>Christian Buffin</dc:creator>
    <dc:date>2011-11-03T15:25:51</dc:date>
    <meta:print-date>2011-05-10T15:38:00</meta:print-date>
    <meta:editing-cycles>19</meta:editing-cycles>
    <meta:editing-duration>PT49M52S</meta:editing-duration>
    <meta:generator>LibreOffice/3.3$Linux LibreOffice_project/330m19$Build-202</meta:generator>
    <meta:document-statistic meta:table-count="1" meta:image-count="0" meta:object-count="0" meta:page-count="2" meta:paragraph-count="27" meta:word-count="203" meta:character-count="1273"/>
    <meta:user-defined meta:name="Info 1"/>
    <meta:user-defined meta:name="Info 2"/>
    <meta:user-defined meta:name="Info 3"/>
    <meta:user-defined meta:name="Info 4"/>
  </office:meta>
</office:document-meta>
</file>